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3750b8" style:family="table" style:master-page-name="ta-mp-0x93750b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936c5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6b8" style:family="table-cell" style:data-style-name="General">
      <style:table-cell-properties fo:background-color="#ff33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5f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838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778" style:family="table-cell" style:data-style-name="General">
      <style:table-cell-properties fo:background-color="#99ff66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3750b8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0" table:number-columns-repeated="1022"/>
        <table:table-row table:style-name="AROW-1">
          <table:table-cell table:style-name="Gnumeric-default" office:value-type="string" office:string-value="Nota">
            <text:p>Nota</text:p>
          </table:table-cell>
          <table:table-cell table:style-name="Gnumeric-default" office:value-type="string" office:string-value="Observacion">
            <text:p>Observacion</text:p>
          </table:table-cell>
          <table:table-cell table:number-columns-repeated="1022" table:style-name="Gnumeric-default"/>
        </table:table-row>
        <table:table-row table:style-name="AROW-1">
          <table:table-cell table:style-name="ACE-0x936c5f8" office:value-type="float" office:value="1">
            <text:p>1</text:p>
          </table:table-cell>
          <table:table-cell table:style-name="ACE-0x936c5f8" office:value-type="string" office:string-value="Quedó Motivaciones y objetivos como un capítulo adelante de todo sin numeración">
            <text:p>Quedó Motivaciones y objetivos como un capítulo adelante de todo sin numeración</text:p>
          </table:table-cell>
          <table:table-cell table:number-columns-repeated="1022" table:style-name="ACE-0x936c5f8"/>
        </table:table-row>
        <table:table-row table:style-name="AROW-1">
          <table:table-cell table:style-name="ACE-0x936c6b8" office:value-type="float" office:value="2">
            <text:p>2</text:p>
          </table:table-cell>
          <table:table-cell table:style-name="ACE-0x936c6b8" office:value-type="string" office:string-value="No entendí la nota (NGS y RNAseq?). Hay que comentar sobre estos métodos nuevos? Hay un capítulo donde los comenta.">
            <text:p>No entendí la nota (NGS y RNAseq?). Hay que comentar sobre estos métodos nuevos? Hay un capítulo donde los comenta.</text:p>
          </table:table-cell>
          <table:table-cell table:number-columns-repeated="1022" table:style-name="ACE-0x936c6b8"/>
        </table:table-row>
        <table:table-row table:style-name="AROW-1">
          <table:table-cell table:style-name="ACE-0x936c778" office:value-type="float" office:value="3">
            <text:p>3</text:p>
          </table:table-cell>
          <table:table-cell table:style-name="ACE-0x936c778" office:value-type="string" office:string-value="OK">
            <text:p>OK</text:p>
          </table:table-cell>
          <table:table-cell table:number-columns-repeated="1022" table:style-name="ACE-0x936c778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ACE-0x936c838" office:value-type="float" office:value="10">
            <text:p>10</text:p>
          </table:table-cell>
          <table:table-cell table:style-name="ACE-0x936c838" office:value-type="string" office:string-value="PROFUNDIZAR">
            <text:p>PROFUNDIZAR</text:p>
          </table:table-cell>
          <table:table-cell table:number-columns-repeated="1022" table:style-name="ACE-0x936c838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7">
            <text:p>17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8">
            <text:p>18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9">
            <text:p>19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ACE-0x936c838" office:value-type="float" office:value="20">
            <text:p>20</text:p>
          </table:table-cell>
          <table:table-cell table:style-name="ACE-0x936c838" office:value-type="string" office:string-value="VER DONDE SE PUEDE PONER ESE PARRAFO">
            <text:p>VER DONDE SE PUEDE PONER ESE PARRAFO</text:p>
          </table:table-cell>
          <table:table-cell table:number-columns-repeated="1022" table:style-name="ACE-0x936c838"/>
        </table:table-row>
        <table:table-row table:style-name="AROW-2">
          <table:table-cell table:style-name="Gnumeric-default" office:value-type="float" office:value="21">
            <text:p>21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22">
            <text:p>2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23">
            <text:p>2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24">
            <text:p>2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25">
            <text:p>2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26">
            <text:p>2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27">
            <text:p>2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28">
            <text:p>2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29">
            <text:p>2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0">
            <text:p>3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1">
            <text:p>3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2">
            <text:p>3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3">
            <text:p>3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4">
            <text:p>3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5">
            <text:p>3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6">
            <text:p>3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7">
            <text:p>3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8">
            <text:p>3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39">
            <text:p>3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0">
            <text:p>4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1">
            <text:p>4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2">
            <text:p>4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3">
            <text:p>4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4">
            <text:p>4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5">
            <text:p>4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6">
            <text:p>4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7">
            <text:p>4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8">
            <text:p>4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9">
            <text:p>4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0">
            <text:p>5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1">
            <text:p>5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2">
            <text:p>5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3">
            <text:p>5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4">
            <text:p>5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5">
            <text:p>5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6">
            <text:p>5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7">
            <text:p>5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8">
            <text:p>5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9">
            <text:p>5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0">
            <text:p>6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1">
            <text:p>6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2">
            <text:p>6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3">
            <text:p>6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4">
            <text:p>6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5">
            <text:p>6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6">
            <text:p>6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7">
            <text:p>6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8">
            <text:p>6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9">
            <text:p>6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0">
            <text:p>7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1">
            <text:p>7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2">
            <text:p>7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3">
            <text:p>7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4">
            <text:p>7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5">
            <text:p>7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6">
            <text:p>7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7">
            <text:p>7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8">
            <text:p>7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9">
            <text:p>7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0">
            <text:p>8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1">
            <text:p>8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2">
            <text:p>8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3">
            <text:p>8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4">
            <text:p>8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5">
            <text:p>8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6">
            <text:p>8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7">
            <text:p>8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8">
            <text:p>8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9">
            <text:p>8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90">
            <text:p>9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91">
            <text:p>91</text:p>
          </table:table-cell>
          <table:table-cell table:number-columns-repeated="1023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163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3747c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93750b8" style:display-name="Sheet1" style:page-layout-name="pl-0x93747c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2-21T20:49:58Z</dc:date>
    <meta:creation-date>2016-02-19T15:18:56Z</meta:creation-date>
    <meta:editing-cycles>3</meta:editing-cycles>
    <meta:editing-duration>PT10M51S</meta:editing-duration>
    <meta:generator>gnumeric/1.10.17</meta:generator>
  </office:meta>
</office:document-meta>
</file>